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sion1" table:style-name="ta1">
        <table:shapes>
          <draw:frame draw:z-index="0" draw:style-name="gr1" draw:text-style-name="P1" svg:width="453.51pt" svg:height="255.09pt" svg:x="240.89pt" svg:y="8.11pt">
            <draw:object draw:notify-on-update-of-ranges="Version1.A1:Version1.A1 Version1.A2:Version1.A21 Version1.B1:Version1.B1 Version1.B2:Version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Hoal</svg:titl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Époc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33" calcext:value-type="float">
            <text:p>0.2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0:50:26.718217707</meta:creation-date>
    <dc:date>2018-11-15T21:15:12.936281264</dc:date>
    <meta:editing-duration>PT24M47S</meta:editing-duration>
    <meta:editing-cycles>2</meta:editing-cycles>
    <meta:generator>LibreOffice/6.0.6.2$Linux_X86_64 LibreOffice_project/0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Época vs. loss</text:p>
        </chart:title>
        <chart:legend chart:legend-position="end" svg:x="13.915cm" svg:y="4.201cm" style:legend-expansion="high" chart:style-name="ch3"/>
        <chart:plot-area chart:style-name="ch4" table:cell-range-address="Version1.A1:Version1.B21" chart:data-source-has-labels="both" svg:x="0.32cm" svg:y="1.275cm" svg:width="13.275cm" svg:height="6.564cm">
          <chartooo:coordinate-region svg:x="1.232cm" svg:y="1.475cm" svg:width="12.176cm" svg:height="5.717cm"/>
          <chart:axis chart:dimension="x" chart:name="primary-x" chart:style-name="ch5" chartooo:axis-type="auto">
            <chartooo:date-scale/>
            <chart:title svg:x="6.437cm" svg:y="8.019cm" chart:style-name="ch6">
              <text:p>Época</text:p>
            </chart:title>
            <chart:categories table:cell-range-address="Version1.A2:Version1.A2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ersion1.B2:Version1.B21" chart:label-cell-address="Version1.B1:Version1.B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Version1.B1:Version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ersion1.A2:Version1.A21</svg:desc>
                </draw:g>
              </table:table-cell>
              <table:table-cell office:value-type="float" office:value="0.2633">
                <text:p>0.2633</text:p>
                <draw:g>
                  <svg:desc>Version1.B2:Version1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